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style:font-name="Nimbus Roman No9 L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73 : Introduction of Matlab like convolution functions</text:h>
      <text:p text:style-name="P2"/>
      <text:p text:style-name="P1"/>
      <text:p text:style-name="P1">Title: Introduction of Matlab like convolution functions</text:p>
      <text:p text:style-name="P1">Version: 1.0</text:p>
      <text:p text:style-name="Standard">Author: Serge Steer, Serge.Steer@inria.fr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3<text:span text:style-name="T5">rd</text:span> January 2012 </text:p>
      <text:p text:style-name="P2"/>
      <text:p text:style-name="P1"/>
      <text:h text:style-name="P6" text:outline-level="3">Abstract</text:h>
      <text:p text:style-name="P1"/>
      <text:p text:style-name="P3">Introduction of Matlab like convolution functions « <text:span text:style-name="Teletype"><text:span text:style-name="T1">conv </text:span></text:span>» and « <text:span text:style-name="Teletype"><text:span text:style-name="T1">conv2</text:span></text:span> »</text:p>
      <text:p text:style-name="P1"/>
      <text:h text:style-name="P6" text:outline-level="3">Rationale</text:h>
      <text:p text:style-name="P3"/>
      <text:p text:style-name="P3">Scilab only defined a 1-D convolution function « <text:span text:style-name="Teletype"><text:span text:style-name="T1">convol </text:span></text:span>» based on « <text:span text:style-name="Teletype"><text:span text:style-name="T1">fft</text:span></text:span> ». <text:s/>Here we propose to introduce the following convolution functions :</text:p>
      <text:p text:style-name="P3"><text:span text:style-name="Teletype"><text:span text:style-name="T1">conv2 </text:span></text:span>: 2-D discrete convolution using direct method, for separable or not kernels</text:p>
      <text:p text:style-name="P1"><text:span text:style-name="T6"><text:s text:c="11"/>Calling sequences : </text:span></text:p>
      <text:p text:style-name="P3"><text:span text:style-name="Teletype"><text:span text:style-name="T7"><text:s text:c="17"/></text:span></text:span><text:span text:style-name="Teletype"><text:span text:style-name="T1">C = conv(A,B [,shape]) </text:span></text:span></text:p>
      <text:p text:style-name="P3"><text:span text:style-name="Teletype"><text:span text:style-name="T7"><text:s text:c="17"/></text:span></text:span><text:span text:style-name="Teletype"><text:span text:style-name="T1">C = conv(u,v,B [,shape])</text:span></text:span></text:p>
      <text:p text:style-name="P3"><text:span text:style-name="Teletype"><text:span text:style-name="T1"><text:s text:c="6"/></text:span></text:span><text:span text:style-name="Teletype"><text:span text:style-name="T8">For efficiency reasons</text:span></text:span><text:span text:style-name="Teletype"><text:span text:style-name="T1"> conv2 </text:span></text:span><text:span text:style-name="Teletype"><text:span text:style-name="T8">must be implemented throught a C builtin</text:span></text:span></text:p>
      <text:p text:style-name="P3"><text:span text:style-name="Teletype"><text:span text:style-name="T1">conv </text:span></text:span>: <text:span text:style-name="T6">1-D discrete convolution using direct method. </text:span></text:p>
      <text:p text:style-name="P3"><text:span text:style-name="T6"><text:s text:c="12"/>Calling sequence : </text:span></text:p>
      <text:p text:style-name="P3"><text:span text:style-name="Teletype"><text:span text:style-name="T7"><text:s text:c="17"/></text:span></text:span><text:span text:style-name="Teletype"><text:span text:style-name="T1">C = conv(A,B [,shape])</text:span></text:span></text:p>
      <text:p text:style-name="P3"><text:span text:style-name="Teletype"><text:span text:style-name="T1"><text:s text:c="6"/>conv </text:span></text:span><text:span text:style-name="Teletype"><text:span text:style-name="T8">can be implemented as a Scilab function based on</text:span></text:span><text:span text:style-name="Teletype"><text:span text:style-name="T1"> conv2.</text:span></text:span></text:p>
      <text:p text:style-name="P3"><text:span text:style-name="Teletype"><text:span text:style-name="T1">convol2d </text:span></text:span>: 2-D discrete convolution using fft method</text:p>
      <text:p text:style-name="P1"><text:span text:style-name="T6"><text:s text:c="10"/>Calling sequence : </text:span></text:p>
      <text:p text:style-name="P3"><text:span text:style-name="Teletype"><text:span text:style-name="T7"><text:s text:c="15"/></text:span></text:span><text:span text:style-name="Teletype"><text:span text:style-name="T1">C = convol2d(A,B)</text:span></text:span></text:p>
      <text:p text:style-name="P3"><text:span text:style-name="Teletype"><text:span text:style-name="T7"/></text:span></text:p>
      <text:p text:style-name="P3"><text:span text:style-name="Teletype"><text:span text:style-name="T1">conv </text:span></text:span><text:span text:style-name="Teletype"><text:span text:style-name="T8">and</text:span></text:span><text:span text:style-name="Teletype"><text:span text:style-name="T1"> conv2 </text:span></text:span><text:span text:style-name="Teletype"><text:span text:style-name="T8">are intended to behave exactly as the Matlab equivalents while</text:span></text:span><text:span text:style-name="Teletype"><text:span text:style-name="T1"> convol2d </text:span></text:span><text:span text:style-name="Teletype"><text:span text:style-name="T7">h</text:span></text:span><text:span text:style-name="Teletype"><text:span text:style-name="T8">as similar syntax than the 1-D version</text:span></text:span><text:span text:style-name="Teletype"><text:span text:style-name="T1"> convol </text:span></text:span></text:p>
      <text:h text:style-name="P6" text:outline-level="3"><text:soft-page-break/><text:span text:style-name="Teletype"><text:span text:style-name="T3">Example Usage</text:span></text:span></text:h>
      <text:p text:style-name="P3"><text:span text:style-name="Teletype"><text:span text:style-name="T4">conv2</text:span></text:span></text:p>
      <text:p text:style-name="P3"><text:span text:style-name="Teletype"><text:span text:style-name="T1">s = [1 2 1; 0 0 0; -1 -2 -1];//Sobel horizontal edge detector kernel</text:span></text:span></text:p>
      <text:p text:style-name="P3"><text:span text:style-name="Teletype"><text:span text:style-name="T1">A = zeros(10,10);A(3:7,3:7) = 1;</text:span></text:span></text:p>
      <text:p text:style-name="P3"><text:span text:style-name="Teletype"><text:span text:style-name="T1">conv2(s,A)</text:span></text:span></text:p>
      <text:p text:style-name="P3"><text:span text:style-name="Teletype"><text:span text:style-name="T1">convol2d(s,A)</text:span></text:span></text:p>
      <text:p text:style-name="P3"><text:span text:style-name="Teletype"><text:span text:style-name="T1"/></text:span></text:p>
      <text:p text:style-name="P3"><text:span text:style-name="Teletype"><text:span text:style-name="T1">//separable form </text:span></text:span></text:p>
      <text:p text:style-name="P3"><text:span text:style-name="Teletype"><text:span text:style-name="T1">u=[1;0;-1];v=[1 2 1];// u*v=s</text:span></text:span></text:p>
      <text:p text:style-name="P3"><text:span text:style-name="Teletype"><text:span text:style-name="T1">conv2(u,v,A)</text:span></text:span></text:p>
      <text:p text:style-name="P3"><text:span text:style-name="Teletype"><text:span text:style-name="T1"/></text:span></text:p>
      <text:p text:style-name="P3"><text:span text:style-name="Teletype"><text:span text:style-name="T4">Conv </text:span></text:span></text:p>
      <text:p text:style-name="P3"><text:span text:style-name="Teletype"><text:span text:style-name="T1">A=1:10;</text:span></text:span></text:p>
      <text:p text:style-name="P3"><text:span text:style-name="Teletype"><text:span text:style-name="T1">B=[1 -1];</text:span></text:span></text:p>
      <text:p text:style-name="P3"><text:span text:style-name="Teletype"><text:span text:style-name="T1">conv(A,B)</text:span></text:span></text:p>
      <text:h text:style-name="P6" text:outline-level="3">Changelog</text:h>
      <text:p text:style-name="P3"><text:tab/><text:span text:style-name="T2">1.0 – Initial Revi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206</meta:generator>
    <meta:initial-creator>Pierre MARECHAL</meta:initial-creator>
    <meta:creation-date>2008-07-09T13:39:08</meta:creation-date>
    <dc:date>2012-01-03T16:37:31</dc:date>
    <meta:editing-cycles>7</meta:editing-cycles>
    <meta:editing-duration>PT1H12M3S</meta:editing-duration>
    <meta:document-statistic meta:table-count="0" meta:image-count="0" meta:object-count="0" meta:page-count="2" meta:paragraph-count="44" meta:word-count="221" meta:character-count="1509" meta:non-whitespace-character-count="1206"/>
    <meta:user-defined meta:name="Info 1"/>
    <meta:user-defined meta:name="Info 2"/>
    <meta:user-defined meta:name="Info 3"/>
    <meta:user-defined meta:name="Info 4"/>
  </office:meta>
</office:document-meta>
</file>